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6fb7" officeooo:paragraph-rsid="00146fb7"/>
    </style:style>
    <style:style style:name="P2" style:family="paragraph" style:parent-style-name="Standard">
      <style:text-properties fo:font-weight="bold" officeooo:rsid="00146fb7" officeooo:paragraph-rsid="00146fb7" style:font-weight-asian="bold" style:font-weight-complex="bold"/>
    </style:style>
    <style:style style:name="P3" style:family="paragraph" style:parent-style-name="Standard">
      <style:text-properties fo:font-weight="normal" officeooo:rsid="00146fb7" officeooo:paragraph-rsid="00146fb7" style:font-weight-asian="normal" style:font-weight-complex="normal"/>
    </style:style>
    <style:style style:name="P4" style:family="paragraph" style:parent-style-name="Standard">
      <style:text-properties fo:font-weight="normal" officeooo:rsid="00146fb7" officeooo:paragraph-rsid="0015fd00" style:font-weight-asian="normal" style:font-weight-complex="normal"/>
    </style:style>
    <style:style style:name="P5"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officeooo:rsid="00146fb7" officeooo:paragraph-rsid="00146fb7" style:font-size-asian="15pt" style:font-style-asian="normal" style:font-weight-asian="bold" style:font-size-complex="15pt" style:font-style-complex="normal" style:font-weight-complex="bold"/>
    </style:style>
    <style:style style:name="T1" style:family="text">
      <style:text-properties fo:font-style="italic"/>
    </style:style>
    <style:style style:name="T2" style:family="text">
      <style:text-properties officeooo:rsid="0015d225"/>
    </style:style>
    <style:style style:name="T3" style:family="text">
      <style:text-properties officeooo:rsid="0015fd00"/>
    </style:style>
    <style:style style:name="T4" style:family="text">
      <style:text-properties officeooo:rsid="001721fe"/>
    </style:style>
    <style:style style:name="T5" style:family="text">
      <style:text-properties officeooo:rsid="0017f34b"/>
    </style:style>
    <style:style style:name="T6"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QIPCC talk <text:span text:style-name="T4">in November 2016</text:span></text:p>
      <text:p text:style-name="P1"/>
      <text:p text:style-name="P1"><text:span text:style-name="T6">Title: </text:span>Putting quantum machine learning algorithms to <text:span text:style-name="T5">the </text:span>test</text:p>
      <text:p text:style-name="P1"/>
      <text:p text:style-name="P2">Abstract:</text:p>
      <text:p text:style-name="P4">Quantum machine learning (QML), the intersection of quantum computation and classical machine learning, bears the potential to provide more efficient ways to deal with big data. So far, QML has been of almost entirely theoretical nature since the required computational resources are not in place yet. In this research, two k-nearest neighbour QML algorithms, one unpublished <text:span text:style-name="T3">by Maria Schuld</text:span> and the other described in Schuld et al. (2014), are simulated using IBM’s 5-qubit quantum computer and Microsoft’s <text:span text:style-name="T2">quantum simulation toolsuite Liqui|&gt;. In the talk it will be shown that small universal gate sets as provided by IBM strongly limit implementation of QML algorithms. Furthermore, for QML algorithms to be useful and implementable the problem of efficient quantum state preparation for arbitrary input data needs to be addressed.</text:span></text:p>
      <text:p text:style-name="P3"/>
      <text:p text:style-name="P3">Schuld, M., Sinayskiy, I., &amp; Petruccione, F. (2014, December). Quantum computing for pattern classification. In <text:span text:style-name="T1">Pacific Rim International Conference on Artificial Intelligence</text:span> (pp. 208-220). Springer International Publishing.</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14:26:45.034772893</meta:creation-date>
    <dc:date>2016-11-18T14:21:55.377394475</dc:date>
    <meta:editing-duration>PT17M59S</meta:editing-duration>
    <meta:editing-cycles>6</meta:editing-cycles>
    <meta:generator>LibreOffice/5.1.4.2$Linux_X86_64 LibreOffice_project/10m0$Build-2</meta:generator>
    <meta:document-statistic meta:table-count="0" meta:image-count="0" meta:object-count="0" meta:page-count="1" meta:paragraph-count="5" meta:word-count="169" meta:character-count="1158" meta:non-whitespace-character-count="994"/>
  </office:meta>
</office:document-meta>
</file>